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2da" officeooo:paragraph-rsid="0012f2da"/>
    </style:style>
    <style:style style:name="P2" style:family="paragraph" style:parent-style-name="Standard">
      <style:text-properties officeooo:rsid="0013ab97" officeooo:paragraph-rsid="0013ab97"/>
    </style:style>
    <style:style style:name="P3" style:family="paragraph" style:parent-style-name="Standard">
      <style:text-properties fo:font-weight="bold" officeooo:rsid="0013ab97" officeooo:paragraph-rsid="0013ab97" style:font-weight-asian="bold" style:font-weight-complex="bold"/>
    </style:style>
    <style:style style:name="P4" style:family="paragraph" style:parent-style-name="Standard">
      <style:text-properties fo:font-weight="bold" officeooo:rsid="0012f2da" officeooo:paragraph-rsid="0012f2da" style:font-weight-asian="bold" style:font-weight-complex="bold"/>
    </style:style>
    <style:style style:name="P5" style:family="paragraph" style:parent-style-name="Text_20_body">
      <style:text-properties officeooo:rsid="0012f2da" officeooo:paragraph-rsid="0012f2da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>
      <style:text-properties officeooo:paragraph-rsid="0012f2da"/>
    </style:style>
    <style:style style:name="P9" style:family="paragraph" style:parent-style-name="Text_20_body" style:list-style-name="L1">
      <style:paragraph-properties fo:margin-top="0in" fo:margin-bottom="0in" loext:contextual-spacing="false"/>
    </style:style>
    <style:style style:name="P10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officeooo:rsid="0012f2da"/>
    </style:style>
    <style:style style:name="T2" style:family="text">
      <style:text-properties officeooo:rsid="0013ab97"/>
    </style:style>
    <style:style style:name="T3" style:family="text">
      <style:text-properties officeooo:rsid="0013b42c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cessing the Environment Monitoring System from Windows </text:p>
      <text:p text:style-name="P2"/>
      <text:p text:style-name="P2"/>
      <text:p text:style-name="P1"><text:span text:style-name="T2">Download</text:span> and Install</text:p>
      <text:p text:style-name="P1"/>
      <text:p text:style-name="P1"><text:a xlink:type="simple" xlink:href="https://support.apple.com/kb/DL999?locale=en_US" text:style-name="Internet_20_link" text:visited-style-name="Visited_20_Internet_20_Link">https://support.apple.com/kb/DL999?locale=en_US</text:a></text:p>
      <text:p text:style-name="P1"/>
      <text:p text:style-name="P1"/>
      <text:p text:style-name="P4">Or <text:s/><text:span text:style-name="T3">try</text:span></text:p>
      <text:p text:style-name="P1"/>
      <text:p text:style-name="P1"/>
      <text:p text:style-name="P1"/>
      <text:section text:style-name="Sect1" text:name="main">
        <text:section text:style-name="Sect1" text:name="Section1">
          <text:p text:style-name="Text_20_body"><text:bookmark text:name="section-1"/>1. </text:p>
          <text:p text:style-name="Text_20_body">Press the Windows key + "R" to open the "Run" dialog. Type "compmgmt.msc" without quotes in the Run dialog box, and press "OK" to open the Computer Management window.</text:p>
        </text:section>
        <text:section text:style-name="Sect1" text:name="Section2">
          <text:p text:style-name="Text_20_body"><text:bookmark text:name="section-2"/>2. </text:p>
          <text:p text:style-name="Text_20_body">Click the arrow next to "Services and Applications" in the left pane to expand it, and then select "Services."<text:bookmark text:name="aswift_1_anchor"/><text:bookmark text:name="aswift_1_expand"/></text:p>
        </text:section>
        <text:section text:style-name="Sect1" text:name="section-3">
          <text:p text:style-name="Text_20_body">3. </text:p>
          <text:p text:style-name="Text_20_body">Click the "Name" column header in the middle pane to sort the services alphabetically. Right-click "Bonjour Service" and choose "Start." Wait approximately five seconds for the service to start.</text:p>
        </text:section>
        <text:section text:style-name="Sect1" text:name="section-4">
          <text:p text:style-name="Text_20_body">4. </text:p>
          <text:p text:style-name="Text_20_body">Right-click "Bonjour Service" again, and select "Properties." On the General tab, choose "Automatic (Delayed Start)" from the drop-down list next to "Startup type" and click "OK." Close the Computer Management window.</text:p>
        </text:section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4:36:53.693358338</meta:creation-date>
    <dc:date>2019-05-13T14:40:45.512584119</dc:date>
    <meta:editing-duration>PT3M52S</meta:editing-duration>
    <meta:editing-cycles>4</meta:editing-cycles>
    <meta:generator>LibreOffice/6.2.2.2$Linux_X86_64 LibreOffice_project/20$Build-2</meta:generator>
    <meta:document-statistic meta:table-count="0" meta:image-count="0" meta:object-count="0" meta:page-count="1" meta:paragraph-count="12" meta:word-count="125" meta:character-count="830" meta:non-whitespace-character-count="711"/>
  </office:meta>
</office:document-meta>
</file>